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4E32F9E950F9E0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62cm" draw:z-index="0"><draw:image xlink:href="Pictures/1000000100000780000004384E32F9E950F9E0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1:42:23.039489640</meta:creation-date>
    <dc:date>2023-10-23T21:42:54.571078290</dc:date>
    <meta:editing-duration>PT3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